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8000004B0F6365F109B94310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in Modern Roman Demi" svg:font-family="'Latin Modern Roman Dem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gradient" draw:fill-gradient-name="Gradient_20_105" draw:opacity="100%" draw:opacity-name="Transparency_20_1" draw:textarea-horizontal-align="justify" draw:textarea-vertical-align="middle" draw:auto-grow-height="false" fo:min-height="1.485cm" fo:min-width="5.011cm"/>
    </style:style>
    <style:style style:name="gr2" style:family="graphic" style:parent-style-name="standard">
      <style:graphic-properties svg:stroke-color="#ffffff" draw:fill-color="#9d85be" draw:opacity="41%" draw:textarea-horizontal-align="justify" draw:textarea-vertical-align="middle" draw:auto-grow-height="false" fo:min-height="11.072cm" fo:min-width="6.2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88cm"/>
    </style:style>
    <style:style style:name="gr4" style:family="graphic" style:parent-style-name="standard">
      <style:graphic-properties svg:stroke-color="#ffffff" draw:fill="gradient" draw:fill-color="#9d85be" draw:fill-gradient-name="Gradient_20_114" draw:opacity="17%" draw:textarea-horizontal-align="justify" draw:textarea-vertical-align="middle" draw:auto-grow-height="false" fo:min-height="1.192cm" fo:min-width="5.101cm" draw:shadow="hidden"/>
    </style:style>
    <style:style style:name="gr5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2.75cm" fo:min-width="8.5cm"/>
    </style:style>
    <style:style style:name="gr6" style:family="graphic" style:parent-style-name="standard">
      <style:graphic-properties draw:stroke="dash" draw:stroke-dash="Ultrafine_20_Dashed" svg:stroke-color="#dfcce4" draw:fill-color="#390a5d" draw:opacity="55%" draw:textarea-horizontal-align="justify" draw:textarea-vertical-align="middle" draw:auto-grow-height="false" fo:min-height="0.715cm" fo:min-width="3.301cm"/>
    </style:style>
    <style:style style:name="gr7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2.15cm" fo:min-width="8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9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3.7cm"/>
    </style:style>
    <style:style style:name="gr10" style:family="graphic" style:parent-style-name="standard">
      <style:graphic-properties draw:stroke="dash" draw:stroke-dash="Ultrafine_20_Dashed" svg:stroke-color="#dfcce4" draw:fill-color="#390a5d" draw:opacity="55%" draw:textarea-horizontal-align="justify" draw:textarea-vertical-align="middle" draw:auto-grow-height="false" fo:min-height="0.393cm" fo:min-width="1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3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8.5cm"/>
    </style:style>
    <style:style style:name="gr14" style:family="graphic" style:parent-style-name="standard">
      <style:graphic-properties draw:stroke="none" draw:fill="none" fo:min-height="0.391cm"/>
    </style:style>
    <style:style style:name="gr15" style:family="graphic" style:parent-style-name="standard">
      <style:graphic-properties draw:stroke="none" draw:fill="none" fo:min-height="0.32cm"/>
    </style:style>
    <style:style style:name="gr16" style:family="graphic" style:parent-style-name="standard">
      <style:graphic-properties draw:stroke="dash" draw:stroke-dash="Ultrafine_20_2_20_Dots_20_3_20_Dashes" svg:stroke-width="0.106cm" svg:stroke-color="#ffffff" draw:marker-start-width="0.358cm" draw:marker-end-width="0.358cm" draw:fill-color="#5c2d91" draw:opacity="32%" draw:textarea-horizontal-align="justify" draw:textarea-vertical-align="middle" draw:auto-grow-height="false" fo:min-height="14.408cm" fo:min-width="5.158cm" fo:padding-top="0.177cm" fo:padding-bottom="0.177cm" fo:padding-left="0.302cm" fo:padding-right="0.302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457cm" fo:min-width="2.101cm"/>
    </style:style>
    <style:style style:name="gr19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cm" fo:min-width="0.288cm"/>
    </style:style>
    <style:style style:name="gr20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1.501cm"/>
    </style:style>
    <style:style style:name="gr21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5cm" fo:min-width="0.113cm"/>
    </style:style>
    <style:style style:name="gr22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233cm" fo:min-width="0.9cm"/>
    </style:style>
    <style:style style:name="gr23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19cm" fo:min-width="2.348cm"/>
    </style:style>
    <style:style style:name="gr24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1.9cm"/>
    </style:style>
    <style:style style:name="gr25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21cm" fo:min-width="0.069cm"/>
    </style:style>
    <style:style style:name="gr26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22cm" fo:min-width="4.636cm"/>
    </style:style>
    <style:style style:name="gr27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2.5cm"/>
    </style:style>
    <style:style style:name="gr28" style:family="graphic" style:parent-style-name="objectwithoutfill">
      <style:graphic-properties draw:stroke="dash" draw:stroke-dash="Fine_20_Dashed" svg:stroke-width="0.106cm" svg:stroke-color="#ffffff" draw:marker-start-width="0.358cm" draw:marker-end="Symmetric_20_Arrow" draw:marker-end-width="0.458cm" svg:stroke-opacity="60%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draw:stroke="dash" draw:stroke-dash="Fine_20_Dashed" svg:stroke-width="0.106cm" svg:stroke-color="#ffffff" draw:marker-start-width="0.358cm" draw:marker-end="Rounded_20_short_20_Arrow" draw:marker-end-width="0.458cm" svg:stroke-opacity="60%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145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05" draw:opacity="100%" draw:opacity-name="Transparency_20_1"/>
      <style:paragraph-properties fo:text-align="center"/>
      <style:text-properties fo:color="#ffffff" style:font-name="Latin Modern Roman Demi"/>
    </style:style>
    <style:style style:name="P3" style:family="paragraph">
      <loext:graphic-properties draw:fill-color="#9d85be" draw:opacity="41%"/>
      <style:paragraph-properties fo:text-align="center"/>
    </style:style>
    <style:style style:name="P4" style:family="paragraph">
      <loext:graphic-properties draw:fill="none" draw:fill-color="#ffffff"/>
      <style:text-properties fo:color="#33002b" style:font-name="Tibetan Machine Uni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gradient" draw:fill-color="#9d85be" draw:fill-gradient-name="Gradient_20_114" draw:opacity="17%"/>
      <style:paragraph-properties fo:margin-left="0cm" fo:margin-right="0cm" fo:margin-top="0cm" fo:margin-bottom="0cm" fo:line-height="100%" fo:text-align="center" fo:text-indent="0cm"/>
      <style:text-properties fo:color="#390a5d" style:font-name="Abyssinica SI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 draw:opacity="27%"/>
      <style:paragraph-properties fo:text-align="center"/>
    </style:style>
    <style:style style:name="P8" style:family="paragraph">
      <loext:graphic-properties draw:fill-color="#390a5d" draw:opacity="55%"/>
      <style:paragraph-properties fo:text-align="center"/>
      <style:text-properties fo:color="#ffffff" style:font-name="Abyssinica SIL"/>
    </style:style>
    <style:style style:name="P9" style:family="paragraph">
      <loext:graphic-properties draw:fill="none" draw:fill-color="#ffffff"/>
      <style:text-properties fo:color="#390a5d" style:font-name="Abyssinica SIL"/>
    </style:style>
    <style:style style:name="P10" style:family="paragraph">
      <loext:graphic-properties draw:fill="none" draw:fill-color="#ffffff"/>
      <style:text-properties fo:color="#5c2d91"/>
    </style:style>
    <style:style style:name="P11" style:family="paragraph">
      <loext:graphic-properties draw:fill="none"/>
    </style:style>
    <style:style style:name="P12" style:family="paragraph">
      <loext:graphic-properties draw:fill-color="#5c2d91" draw:opacity="32%"/>
      <style:paragraph-properties fo:text-align="center"/>
    </style:style>
    <style:style style:name="P13" style:family="paragraph">
      <loext:graphic-properties draw:fill="none"/>
      <style:text-properties fo:font-weight="bold"/>
    </style:style>
    <style:style style:name="P14" style:family="paragraph">
      <loext:graphic-properties draw:fill-color="#5c2d91" draw:opacity="34%"/>
      <style:paragraph-properties fo:text-align="center"/>
      <style:text-properties fo:color="#ffffff" fo:font-weight="bold"/>
    </style:style>
    <style:style style:name="P15" style:family="paragraph">
      <loext:graphic-properties draw:fill-color="#5c2d91" draw:opacity="28%"/>
      <style:paragraph-properties fo:text-align="center"/>
      <style:text-properties fo:font-weight="bold"/>
    </style:style>
    <style:style style:name="P16" style:family="paragraph">
      <loext:graphic-properties draw:fill-color="#5c2d91" draw:opacity="28%"/>
      <style:paragraph-properties fo:text-align="center"/>
      <style:text-properties fo:color="#ffffff" style:font-name="Abyssinica SIL" fo:font-size="10pt" fo:font-weight="bold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style:paragraph-properties fo:margin-top="0cm" fo:margin-bottom="0.2cm" fo:text-align="start"/>
    </style:style>
    <style:style style:name="P19" style:family="paragraph">
      <loext:graphic-properties draw:fill="none" draw:fill-color="#ffffff"/>
      <style:text-properties fo:color="#ffffff" style:font-name="Abyssinica SIL" fo:font-weight="bold"/>
    </style:style>
    <style:style style:name="P20" style:family="paragraph">
      <loext:graphic-properties draw:fill-color="#ffffff"/>
    </style:style>
    <style:style style:name="T1" style:family="text">
      <style:text-properties fo:color="#ffffff" style:font-name="Latin Modern Roman Demi" fo:font-size="24pt" style:font-size-asian="24pt" style:font-size-complex="24pt"/>
    </style:style>
    <style:style style:name="T2" style:family="text">
      <style:text-properties fo:color="#ffffff" style:font-name="Latin Modern Roman Demi" fo:font-size="9pt" style:font-size-asian="9pt" style:font-size-complex="9pt"/>
    </style:style>
    <style:style style:name="T3" style:family="text">
      <style:text-properties fo:color="#33002b" style:font-name="Tibetan Machine Uni" fo:font-weight="bold" style:font-weight-asian="bold" style:font-weight-complex="bold"/>
    </style:style>
    <style:style style:name="T4" style:family="text">
      <style:text-properties fo:color="#33002b" style:font-name="Tibetan Machine Uni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390a5d" style:font-name="Abyssinica SI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style:font-name="Abyssinica SIL"/>
    </style:style>
    <style:style style:name="T7" style:family="text">
      <style:text-properties fo:color="#390a5d" style:font-name="Abyssinica SIL" fo:font-size="11pt" style:font-size-asian="11pt" style:font-size-complex="11pt"/>
    </style:style>
    <style:style style:name="T8" style:family="text">
      <style:text-properties fo:color="#ffffff" style:font-name="Abyssinica SIL" fo:font-size="11pt" style:font-size-asian="11pt" style:font-size-complex="11pt"/>
    </style:style>
    <style:style style:name="T9" style:family="text">
      <style:text-properties fo:color="#5c2d91" fo:font-size="8pt" style:font-size-asian="8pt" style:font-size-complex="8pt"/>
    </style:style>
    <style:style style:name="T10" style:family="text">
      <style:text-properties fo:color="#ffffff" fo:font-size="12pt" fo:font-weight="bold" style:font-size-asian="12pt" style:font-size-complex="12pt"/>
    </style:style>
    <style:style style:name="T11" style:family="text">
      <style:text-properties fo:color="#ffffff" style:font-name="Abyssinica SIL" fo:font-size="11pt" fo:font-weight="bold" style:font-size-asian="11pt" style:font-size-complex="11pt"/>
    </style:style>
    <style:style style:name="T12" style:family="text">
      <style:text-properties fo:color="#ffffff" style:font-name="Abyssinica SIL" fo:font-size="10pt" fo:font-weight="bold" style:font-size-asian="10pt" style:font-size-complex="10pt"/>
    </style:style>
    <style:style style:name="T13" style:family="text">
      <style:text-properties fo:color="#ffffff" style:font-name="Abyssinica SIL" fo:font-size="7pt" fo:font-weight="bold" style:font-size-asian="7pt" style:font-size-complex="7pt"/>
    </style:style>
    <style:style style:name="T14" style:family="text">
      <style:text-properties fo:color="#ffffff" style:font-name="Abyssinica SI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4cm" svg:height="2.6cm" svg:x="0.4cm" svg:y="0.4cm">
          <text:p text:style-name="P1"><text:span text:style-name="T1">Project</text:span><text:span text:style-name="T2">Pressure_Velocit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7cm" svg:height="11.6cm" svg:x="0.4cm" svg:y="3.6cm">
          <text:p/>
          <draw:enhanced-geometry svg:viewBox="0 0 21600 21600" draw:path-stretchpoint-x="10800" draw:path-stretchpoint-y="10800" draw:text-areas="?f3 ?f4 ?f5 ?f6" draw:type="round-rectangle" draw:modifiers="1465.50492786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8cm" svg:height="10.838cm" svg:x="0.6cm" svg:y="3.962cm">
          <draw:text-box>
            <text:p><text:span text:style-name="T3">Iniciativa Rayleigh:</text:span></text:p>
            <text:p><text:span text:style-name="T4">Projeto para criação de código bidimensional de simulação fluidodinâmica.</text:span></text:p>
            <text:p><text:span text:style-name="T4">Hipóteses:</text:span></text:p>
            <text:list text:style-name="L2">
              <text:list-item>
                <text:p><text:span text:style-name="T4">Rho com dependência térmica.</text:span></text:p>
              </text:list-item>
              <text:list-item>
                <text:p><text:span text:style-name="T4">Incompressibilidade.</text:span></text:p>
              </text:list-item>
              <text:list-item>
                <text:p><text:span text:style-name="T4">Auto similaridade em uma dimensão.</text:span></text:p>
              </text:list-item>
              <text:list-item>
                <text:p><text:span text:style-name="T4">Cavidade.</text:span></text:p>
              </text:list-item>
              <text:list-item>
                <text:p><text:span text:style-name="T4">MPI e OPEN-GL.</text:span></text:p>
              </text:list-item>
            </text:list>
          </draw:text-box>
        </draw:frame>
        <draw:custom-shape draw:style-name="gr4" draw:text-style-name="P6" draw:layer="layout" svg:width="5.6cm" svg:height="1.8cm" svg:x="7.8cm" svg:y="0.4cm">
          <text:p text:style-name="P5"><text:span text:style-name="T5">Desenvolvimento</text:span></text:p>
          <text:p text:style-name="P5"><text:span text:style-name="T5">teóric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7" draw:layer="layout" svg:width="9cm" svg:height="3cm" svg:x="7.8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3.8cm" svg:height="1.2cm" svg:x="7.8cm" svg:y="2.2cm">
          <text:p text:style-name="P1"><text:span text:style-name="T6">Sour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7" draw:layer="layout" svg:width="9cm" svg:height="2.4cm" svg:x="7.8cm" svg:y="10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8" draw:layer="layout" svg:width="3.8cm" svg:height="1.2cm" svg:x="7.8cm" svg:y="10.8cm">
            <text:p text:style-name="P1"><text:span text:style-name="T6">Tento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frame draw:style-name="gr8" draw:text-style-name="P9" draw:layer="layout" svg:width="4.2cm" svg:height="0.64cm" svg:x="8cm" svg:y="3.4cm">
          <draw:text-box>
            <text:p><text:span text:style-name="T7">Main.f90</text:span></text:p>
          </draw:text-box>
        </draw:frame>
        <draw:g>
          <draw:custom-shape draw:style-name="gr9" draw:text-style-name="P7" draw:layer="layout" svg:width="4.2cm" svg:height="1.4cm" svg:x="17cm" svg:y="8.83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8" draw:layer="layout" svg:width="2.2cm" svg:height="0.8cm" svg:x="17cm" svg:y="8.831cm">
            <text:p text:style-name="P1"><text:span text:style-name="T8">Referencia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1" draw:text-style-name="P10" draw:layer="layout" svg:width="1.8cm" svg:height="0.569cm" svg:x="19.2cm" svg:y="8.862cm">
            <draw:text-box>
              <text:p><text:span text:style-name="T9">*.pdf</text:span></text:p>
            </draw:text-box>
          </draw:frame>
          <draw:frame draw:style-name="gr12" draw:text-style-name="P10" draw:layer="layout" svg:width="2.2cm" svg:height="0.887cm" svg:x="19cm" svg:y="9.544cm">
            <draw:text-box>
              <text:p><text:span text:style-name="T9">README.txt</text:span></text:p>
            </draw:text-box>
          </draw:frame>
        </draw:g>
        <draw:g>
          <draw:custom-shape draw:style-name="gr5" draw:text-style-name="P7" draw:layer="layout" svg:width="9cm" svg:height="3cm" svg:x="7.8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8" draw:layer="layout" svg:width="3.8cm" svg:height="1.2cm" svg:x="7.8cm" svg:y="7.4cm">
            <text:p text:style-name="P1"><text:span text:style-name="T6">TEX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8" draw:text-style-name="P9" draw:layer="layout" svg:width="4.2cm" svg:height="0.64cm" svg:x="8cm" svg:y="8.6cm">
            <draw:text-box>
              <text:p><text:span text:style-name="T7">Registro.*</text:span></text:p>
            </draw:text-box>
          </draw:frame>
          <draw:frame draw:style-name="gr8" draw:text-style-name="P9" draw:layer="layout" svg:width="4.2cm" svg:height="0.64cm" svg:x="8cm" svg:y="9.24cm">
            <draw:text-box>
              <text:p><text:span text:style-name="T7">[Imagens]</text:span></text:p>
            </draw:text-box>
          </draw:frame>
          <draw:frame draw:style-name="gr8" draw:text-style-name="P9" draw:layer="layout" svg:width="4.2cm" svg:height="0.64cm" svg:x="10.2cm" svg:y="9.24cm">
            <draw:text-box>
              <text:p><text:span text:style-name="T7">[Referencias]</text:span></text:p>
            </draw:text-box>
          </draw:frame>
        </draw:g>
        <draw:g>
          <draw:custom-shape draw:style-name="gr13" draw:text-style-name="P7" draw:layer="layout" svg:width="9cm" svg:height="1.4cm" svg:x="7.8cm" svg:y="5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8" draw:layer="layout" svg:width="3.8cm" svg:height="1.2cm" svg:x="7.8cm" svg:y="5.6cm">
            <text:p text:style-name="P1"><text:span text:style-name="T6">Result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8" draw:text-style-name="P9" draw:layer="layout" svg:width="4.2cm" svg:height="0.64cm" svg:x="11.8cm" svg:y="6.2cm">
            <draw:text-box>
              <text:p><text:span text:style-name="T7">[*]</text:span></text:p>
            </draw:text-box>
          </draw:frame>
          <draw:frame draw:style-name="gr8" draw:text-style-name="P9" draw:layer="layout" svg:width="4.2cm" svg:height="0.64cm" svg:x="11.8cm" svg:y="5.72cm">
            <draw:text-box>
              <text:p><text:span text:style-name="T7">README.txt</text:span></text:p>
            </draw:text-box>
          </draw:frame>
        </draw:g>
        <draw:g>
          <draw:g>
            <draw:custom-shape draw:style-name="gr9" draw:text-style-name="P7" draw:layer="layout" svg:width="4.2cm" svg:height="1.4cm" svg:x="17cm" svg:y="7.23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8" draw:layer="layout" svg:width="2.2cm" svg:height="0.8cm" svg:x="17cm" svg:y="7.239cm">
              <text:p text:style-name="P1"><text:span text:style-name="T8">Image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1" draw:text-style-name="P10" draw:layer="layout" svg:width="1.8cm" svg:height="0.569cm" svg:x="19.2cm" svg:y="7.343cm">
              <draw:text-box>
                <text:p><text:span text:style-name="T9">*.py</text:span></text:p>
              </draw:text-box>
            </draw:frame>
            <draw:frame draw:style-name="gr12" draw:text-style-name="P10" draw:layer="layout" svg:width="2.2cm" svg:height="0.887cm" svg:x="19cm" svg:y="7.913cm">
              <draw:text-box>
                <text:p><text:span text:style-name="T9">README.txt</text:span></text:p>
              </draw:text-box>
            </draw:frame>
          </draw:g>
          <draw:frame draw:style-name="gr11" draw:text-style-name="P10" draw:layer="layout" svg:width="1.8cm" svg:height="0.569cm" svg:x="20cm" svg:y="7.369cm">
            <draw:text-box>
              <text:p><text:span text:style-name="T9">*.pdf</text:span></text:p>
            </draw:text-box>
          </draw:frame>
        </draw:g>
        <draw:custom-shape draw:style-name="gr9" draw:text-style-name="P7" draw:layer="layout" svg:width="4.2cm" svg:height="1.4cm" svg:x="17cm" svg:y="5.4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7cm" svg:y="5.439cm">
          <text:p text:style-name="P1"><text:span text:style-name="T8">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8cm" svg:height="0.569cm" svg:x="19.4cm" svg:y="5.569cm">
          <draw:text-box>
            <text:p><text:span text:style-name="T9">*.txt</text:span></text:p>
          </draw:text-box>
        </draw:frame>
        <draw:frame draw:style-name="gr14" draw:text-style-name="P11" draw:layer="layout" svg:width="2.674cm" svg:height="0.641cm" svg:x="12.126cm" svg:y="11cm">
          <draw:text-box>
            <text:p><text:span text:style-name="T7">README.txt</text:span></text:p>
          </draw:text-box>
        </draw:frame>
        <draw:frame draw:style-name="gr15" draw:text-style-name="P11" draw:layer="layout" svg:width="2.102cm" svg:height="0.57cm" svg:x="19cm" svg:y="6.239cm">
          <draw:text-box>
            <text:p><text:span text:style-name="T9">README.txt</text:span></text:p>
          </draw:text-box>
        </draw:frame>
        <draw:frame draw:style-name="gr8" draw:text-style-name="P9" draw:layer="layout" svg:width="4.2cm" svg:height="0.64cm" svg:x="8cm" svg:y="4.04cm">
          <draw:text-box>
            <text:p><text:span text:style-name="T7">Update.py</text:span></text:p>
          </draw:text-box>
        </draw:frame>
        <draw:custom-shape draw:style-name="gr16" draw:text-style-name="P12" draw:layer="layout" svg:width="6cm" svg:height="15cm" svg:x="21.6cm" svg:y="0.4cm">
          <text:p/>
          <draw:enhanced-geometry svg:viewBox="0 0 21600 21600" draw:path-stretchpoint-x="10800" draw:path-stretchpoint-y="10800" draw:text-areas="?f3 ?f4 ?f5 ?f6" draw:type="round-rectangle" draw:modifiers="1465.50492786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.746cm" svg:height="0.641cm" svg:x="12.054cm" svg:y="11.641cm">
          <draw:text-box>
            <text:p><text:span text:style-name="T7">[MPI]</text:span></text:p>
          </draw:text-box>
        </draw:frame>
        <draw:frame draw:style-name="gr14" draw:text-style-name="P13" draw:layer="layout" svg:width="2.746cm" svg:height="0.641cm" svg:x="12.054cm" svg:y="12.282cm">
          <draw:text-box>
            <text:p><text:span text:style-name="T7">[OpenGl]</text:span></text:p>
          </draw:text-box>
        </draw:frame>
        <draw:g>
          <draw:custom-shape draw:style-name="gr9" draw:text-style-name="P7" draw:layer="layout" svg:width="4.2cm" svg:height="1.4cm" svg:x="17cm" svg:y="10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8" draw:layer="layout" svg:width="2.2cm" svg:height="0.8cm" svg:x="17cm" svg:y="10.6cm">
            <text:p text:style-name="P1"><text:span text:style-name="T8">MPI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1" draw:text-style-name="P10" draw:layer="layout" svg:width="1.8cm" svg:height="0.569cm" svg:x="19.2cm" svg:y="10.631cm">
            <draw:text-box>
              <text:p><text:span text:style-name="T9">*.f90</text:span></text:p>
            </draw:text-box>
          </draw:frame>
          <draw:frame draw:style-name="gr12" draw:text-style-name="P10" draw:layer="layout" svg:width="2.2cm" svg:height="0.887cm" svg:x="19cm" svg:y="11.313cm">
            <draw:text-box>
              <text:p><text:span text:style-name="T9">README.txt</text:span></text:p>
            </draw:text-box>
          </draw:frame>
        </draw:g>
        <draw:g>
          <draw:custom-shape draw:style-name="gr9" draw:text-style-name="P7" draw:layer="layout" svg:width="4.2cm" svg:height="1.4cm" svg:x="17cm" svg:y="12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8" draw:layer="layout" svg:width="2.2cm" svg:height="0.8cm" svg:x="17cm" svg:y="12.2cm">
            <text:p text:style-name="P1"><text:span text:style-name="T8">OpenG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1" draw:text-style-name="P10" draw:layer="layout" svg:width="1.8cm" svg:height="0.569cm" svg:x="19.2cm" svg:y="12.231cm">
            <draw:text-box>
              <text:p><text:span text:style-name="T9">*.f90</text:span></text:p>
            </draw:text-box>
          </draw:frame>
          <draw:frame draw:style-name="gr12" draw:text-style-name="P10" draw:layer="layout" svg:width="2.2cm" svg:height="0.887cm" svg:x="19cm" svg:y="12.913cm">
            <draw:text-box>
              <text:p><text:span text:style-name="T9">README.txt</text:span></text:p>
            </draw:text-box>
          </draw:frame>
        </draw:g>
        <draw:frame draw:style-name="gr17" draw:text-style-name="P13" draw:layer="layout" svg:width="1.8cm" svg:height="0.569cm" svg:x="17cm" svg:y="8.07cm">
          <draw:text-box>
            <text:p><text:span text:style-name="T9">Forge.py</text:span></text:p>
          </draw:text-box>
        </draw:frame>
        <draw:custom-shape draw:style-name="gr18" draw:text-style-name="P14" draw:layer="layout" svg:width="2.6cm" svg:height="1cm" svg:x="22cm" svg:y="0.8cm">
          <text:p text:style-name="P1"><text:span text:style-name="T10">Update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5" draw:layer="layout" svg:width="0.899cm" svg:height="0.453cm" draw:transform="rotate (1.58475896081085) translate (23.012cm 2.9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cm" svg:height="0.8cm" svg:x="23.048cm" svg:y="3.6cm">
          <text:p text:style-name="P1"><text:span text:style-name="T11">other.f90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4" draw:layer="layout" svg:width="2cm" svg:height="0.8cm" svg:x="23.048cm" svg:y="3cm">
          <text:p text:style-name="P1"><text:span text:style-name="T11">Main.f90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5" draw:layer="layout" svg:width="0.699cm" svg:height="0.6cm" draw:transform="rotate (-3.14141812066459) translate (25.899cm 4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1.4cm" svg:height="0.6cm" svg:x="26cm" svg:y="3.4cm">
          <text:p text:style-name="P1"><text:span text:style-name="T12">Resul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15" draw:layer="layout" svg:width="2.994cm" svg:height="0.581cm" draw:transform="rotate (1.58475896081085) translate (22.467cm 4.998cm)">
          <text:p/>
          <draw:enhanced-geometry svg:viewBox="0 0 21600 21600" draw:text-areas="?f7 ?f0 21600 ?f2" draw:type="left-arrow" draw:modifiers="2292.7805575411 5822.296173044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2.399cm" svg:height="0.8cm" svg:x="22.6cm" svg:y="5.8cm">
          <text:p text:style-name="P1"><text:span text:style-name="T11">Analysis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4" draw:layer="layout" svg:width="2.399cm" svg:height="0.8cm" svg:x="22.6cm" svg:y="5.2cm">
          <text:p text:style-name="P1"><text:span text:style-name="T11">Results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5" draw:layer="layout" svg:width="0.699cm" svg:height="0.6cm" draw:transform="rotate (-3.14141812066459) translate (25.899cm 6.2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1.4cm" svg:height="0.6cm" svg:x="26cm" svg:y="5.6cm">
          <text:p text:style-name="P1"><text:span text:style-name="T12">Image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15" draw:layer="layout" svg:width="5.399cm" svg:height="0.588cm" draw:transform="rotate (1.58475896081085) translate (22.012cm 7.4cm)">
          <text:p/>
          <draw:enhanced-geometry svg:viewBox="0 0 21600 21600" draw:text-areas="?f7 ?f0 21600 ?f2" draw:type="left-arrow" draw:modifiers="2292.7805575411 5822.296173044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4" draw:layer="layout" svg:width="2.999cm" svg:height="0.8cm" svg:x="22.001cm" svg:y="7.6cm">
          <text:p text:style-name="P1"><text:span text:style-name="T11">Registro.tex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5" draw:layer="layout" svg:width="0.699cm" svg:height="0.6cm" draw:transform="rotate (-3.14141812066459) translate (25.899cm 8.2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1.4cm" svg:height="0.6cm" svg:x="26cm" svg:y="7.6cm">
          <text:p text:style-name="P1"><text:span text:style-name="T13">Docu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8" draw:text-style-name="P17" draw:layer="layout" svg:x1="26.2cm" svg:y1="4.2cm" svg:x2="24.8cm" svg:y2="5cm">
          <text:p/>
        </draw:line>
        <draw:line draw:style-name="gr29" draw:text-style-name="P17" draw:layer="layout" svg:x1="26.2cm" svg:y1="6.6cm" svg:x2="24.8cm" svg:y2="7.4cm">
          <text:p/>
        </draw:line>
        <draw:frame draw:style-name="gr30" draw:text-style-name="P19" draw:layer="layout" svg:width="5.2cm" svg:height="5.395cm" svg:x="22cm" svg:y="9.4cm">
          <draw:text-box>
            <text:list text:style-name="L2">
              <text:list-item>
                <text:p text:style-name="P18"><text:span text:style-name="T14">O algorítmo Update tem o objetivo de executar todos os programas de simulação e análise e atualizar estes valores no documento Registro.</text:span></text:p>
              </text:list-item>
              <text:list-item>
                <text:p text:style-name="P18"><text:span text:style-name="T14">Assim, todo software, tanto de análise quanto de simulação devem ser inscritos nesse gestor geral. </text:span></text:p>
              </text:list-item>
              <text:list-item>
                <text:p text:style-name="P18"><text:span text:style-name="T14">Tudo deve ser muito bem documentado, para que no final a criação de bancos de dados e resultados do estudo estejam sempre acessíveis.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in Modern Roman Demi" svg:font-family="'Latin Modern Roman Dem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5" draw:display-name="Gradient 105" draw:style="linear" draw:start-color="#000000" draw:end-color="#bd7cb5" draw:start-intensity="100%" draw:end-intensity="100%" draw:angle="1250" draw:border="0%"/>
    <draw:gradient draw:name="Gradient_20_114" draw:display-name="Gradient 114" draw:style="linear" draw:start-color="#bd34e2" draw:end-color="#000000" draw:start-intensity="100%" draw:end-intensity="100%" draw:angle="300" draw:border="0%"/>
    <draw:fill-image draw:name="Bitmap_20_1" draw:display-name="Bitmap 1" xlink:href="Pictures/1000000000000708000004B0F6365F109B943100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5:06:53.454199626</meta:creation-date>
    <dc:date>2019-05-31T19:58:41.263552177</dc:date>
    <meta:editing-duration>PT2H34M57S</meta:editing-duration>
    <meta:editing-cycles>6</meta:editing-cycles>
    <meta:generator>LibreOffice/6.0.7.3$Linux_X86_64 LibreOffice_project/00m0$Build-3</meta:generator>
    <meta:document-statistic meta:object-count="94"/>
  </office:meta>
</office:document-meta>
</file>